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86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31.66pt"/>
    </style:style>
    <style:style style:name="co5" style:family="table-column">
      <style:table-column-properties fo:break-before="auto" style:column-width="78.69pt"/>
    </style:style>
    <style:style style:name="co6" style:family="table-column">
      <style:table-column-properties fo:break-before="auto" style:column-width="80.25pt"/>
    </style:style>
    <style:style style:name="co7" style:family="table-column">
      <style:table-column-properties fo:break-before="auto" style:column-width="67.89pt"/>
    </style:style>
    <style:style style:name="co8" style:family="table-column">
      <style:table-column-properties fo:break-before="auto" style:column-width="113.44pt"/>
    </style:style>
    <style:style style:name="co9" style:family="table-column">
      <style:table-column-properties fo:break-before="auto" style:column-width="24.89pt"/>
    </style:style>
    <style:style style:name="co10" style:family="table-column">
      <style:table-column-properties fo:break-before="auto" style:column-width="47.85pt"/>
    </style:style>
    <style:style style:name="co11" style:family="table-column">
      <style:table-column-properties fo:break-before="auto" style:column-width="71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style:style style:name="ce1" style:family="table-cell" style:parent-style-name="Default" style:data-style-name="N3"/>
    <style:style style:name="ce2" style:family="table-cell" style:parent-style-name="Default" style:data-style-name="N129"/>
    <style:style style:name="ce3" style:family="table-cell" style:parent-style-name="Default" style:data-style-name="N99"/>
    <style:style style:name="ce4" style:family="table-cell" style:parent-style-name="Default" style:data-style-name="N133"/>
    <style:style style:name="ce5" style:family="table-cell" style:parent-style-name="Defaul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Default" office:value-type="string" calcext:value-type="string">
            <text:p>Predicted</text:p>
          </table:table-cell>
          <table:table-cell office:value-type="string" calcext:value-type="string">
            <text:p>Prob of below</text:p>
          </table:table-cell>
          <table:table-cell office:value-type="string" calcext:value-type="string">
            <text:p>Prob of above</text:p>
          </table:table-cell>
          <table:table-cell table:style-name="ce1" office:value-type="string" calcext:value-type="string">
            <text:p>Ground truth</text:p>
          </table:table-cell>
          <table:table-cell table:number-columns-repeated="2"/>
          <table:table-cell office:value-type="string" calcext:value-type="string">
            <text:p>Below threshold:</text:p>
          </table:table-cell>
          <table:table-cell office:value-type="float" office:value="0.9999999" calcext:value-type="float">
            <text:p>0.9999999</text:p>
          </table:table-cell>
          <table:table-cell office:value-type="string" calcext:value-type="string">
            <text:p>Above threshold:</text:p>
          </table:table-cell>
          <table:table-cell table:style-name="ce5" office:value-type="float" office:value="0.9999999" calcext:value-type="float">
            <text:p>0.9999999</text:p>
          </table:table-cell>
          <table:table-cell/>
          <table:table-cell office:value-type="string" calcext:value-type="string">
            <text:p>Accuracy w/ thresholds:</text:p>
          </table:table-cell>
          <table:table-cell table:formula="of:=COUNTIF([.B2:.B303]; &quot;&gt;=&quot;&amp;[.H1]) + COUNTIF([.C2:.C303];&quot;&gt;=&quot;&amp;[.J1])" office:value-type="float" office:value="63" calcext:value-type="float">
            <text:p>63</text:p>
          </table:table-cell>
          <table:table-cell table:formula="of:=COUNTIFS([.D2:.D303];0;[.B2:.B303];&quot;&gt;=&quot;&amp;[.H1]) + COUNTIFS([.D2:.D303];1;[.C2:.C303];&quot;&gt;=&quot;&amp;[.J1])" office:value-type="float" office:value="54" calcext:value-type="float">
            <text:p>54</text:p>
          </table:table-cell>
          <table:table-cell table:formula="of:=[.N1]/[.M1]" office:value-type="float" office:value="0.857142857142857" calcext:value-type="float">
            <text:p>0.85714285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7503811" calcext:value-type="float">
            <text:p>0.97503811</text:p>
          </table:table-cell>
          <table:table-cell table:style-name="Default" office:value-type="float" office:value="0.0249618" calcext:value-type="float">
            <text:p>0.0249618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4"/>
          <table:table-cell table:number-columns-repeated="6"/>
          <table:table-cell table:style-name="ce5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57794017" calcext:value-type="float">
            <text:p>0.57794017</text:p>
          </table:table-cell>
          <table:table-cell table:style-name="Default" office:value-type="float" office:value="0.42205983" calcext:value-type="float">
            <text:p>0.42205983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59111518" calcext:value-type="float">
            <text:p>0.59111518</text:p>
          </table:table-cell>
          <table:table-cell table:style-name="Default" office:value-type="float" office:value="0.40888476" calcext:value-type="float">
            <text:p>0.40888476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000001" calcext:value-type="float">
            <text:p>0.0000000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876571" calcext:value-type="float">
            <text:p>0.99876571</text:p>
          </table:table-cell>
          <table:table-cell table:style-name="Default" office:value-type="float" office:value="0.00123431" calcext:value-type="float">
            <text:p>0.00123431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16843881" calcext:value-type="float">
            <text:p>0.16843881</text:p>
          </table:table-cell>
          <table:table-cell table:style-name="Default" office:value-type="float" office:value="0.83156121" calcext:value-type="float">
            <text:p>0.83156121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000644" calcext:value-type="float">
            <text:p>0.00000644</text:p>
          </table:table-cell>
          <table:table-cell table:style-name="Default" office:value-type="float" office:value="0.99999356" calcext:value-type="float">
            <text:p>0.99999356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70383757" calcext:value-type="float">
            <text:p>0.70383757</text:p>
          </table:table-cell>
          <table:table-cell table:style-name="Default" office:value-type="float" office:value="0.29616243" calcext:value-type="float">
            <text:p>0.29616243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45419118" calcext:value-type="float">
            <text:p>0.45419118</text:p>
          </table:table-cell>
          <table:table-cell table:style-name="Default" office:value-type="float" office:value="0.54580885" calcext:value-type="float">
            <text:p>0.54580885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66153371" calcext:value-type="float">
            <text:p>0.66153371</text:p>
          </table:table-cell>
          <table:table-cell table:style-name="Default" office:value-type="float" office:value="0.33846629" calcext:value-type="float">
            <text:p>0.33846629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6632999" calcext:value-type="float">
            <text:p>0.96632999</text:p>
          </table:table-cell>
          <table:table-cell table:style-name="Default" office:value-type="float" office:value="0.03367" calcext:value-type="float">
            <text:p>0.03367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54317451" calcext:value-type="float">
            <text:p>0.54317451</text:p>
          </table:table-cell>
          <table:table-cell table:style-name="Default" office:value-type="float" office:value="0.45682552" calcext:value-type="float">
            <text:p>0.45682552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79383183" calcext:value-type="float">
            <text:p>0.79383183</text:p>
          </table:table-cell>
          <table:table-cell table:style-name="Default" office:value-type="float" office:value="0.20616817" calcext:value-type="float">
            <text:p>0.20616817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69504821" calcext:value-type="float">
            <text:p>0.69504821</text:p>
          </table:table-cell>
          <table:table-cell table:style-name="Default" office:value-type="float" office:value="0.30495173" calcext:value-type="float">
            <text:p>0.30495173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523651" calcext:value-type="float">
            <text:p>0.00523651</text:p>
          </table:table-cell>
          <table:table-cell table:style-name="Default" office:value-type="float" office:value="0.99476349" calcext:value-type="float">
            <text:p>0.99476349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5183504" calcext:value-type="float">
            <text:p>0.95183504</text:p>
          </table:table-cell>
          <table:table-cell table:style-name="Default" office:value-type="float" office:value="0.04816492" calcext:value-type="float">
            <text:p>0.04816492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353814" calcext:value-type="float">
            <text:p>0.00353814</text:p>
          </table:table-cell>
          <table:table-cell table:style-name="Default" office:value-type="float" office:value="0.99646193" calcext:value-type="float">
            <text:p>0.99646193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00164" calcext:value-type="float">
            <text:p>0.0000164</text:p>
          </table:table-cell>
          <table:table-cell table:style-name="Default" office:value-type="float" office:value="0.99998355" calcext:value-type="float">
            <text:p>0.99998355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5889535" calcext:value-type="float">
            <text:p>0.5889535</text:p>
          </table:table-cell>
          <table:table-cell table:style-name="Default" office:value-type="float" office:value="0.41104653" calcext:value-type="float">
            <text:p>0.41104653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995232" calcext:value-type="float">
            <text:p>0.99995232</text:p>
          </table:table-cell>
          <table:table-cell table:style-name="Default" office:value-type="float" office:value="0.00004772" calcext:value-type="float">
            <text:p>0.00004772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664883" calcext:value-type="float">
            <text:p>0.0664883</text:p>
          </table:table-cell>
          <table:table-cell table:style-name="Default" office:value-type="float" office:value="0.93351167" calcext:value-type="float">
            <text:p>0.93351167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65080762" calcext:value-type="float">
            <text:p>0.65080762</text:p>
          </table:table-cell>
          <table:table-cell table:style-name="Default" office:value-type="float" office:value="0.34919244" calcext:value-type="float">
            <text:p>0.34919244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985147" calcext:value-type="float">
            <text:p>0.99985147</text:p>
          </table:table-cell>
          <table:table-cell table:style-name="Default" office:value-type="float" office:value="0.00014851" calcext:value-type="float">
            <text:p>0.00014851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000665" calcext:value-type="float">
            <text:p>0.00000665</text:p>
          </table:table-cell>
          <table:table-cell table:style-name="Default" office:value-type="float" office:value="0.99999332" calcext:value-type="float">
            <text:p>0.99999332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1645773" calcext:value-type="float">
            <text:p>0.01645773</text:p>
          </table:table-cell>
          <table:table-cell table:style-name="Default" office:value-type="float" office:value="0.9835422" calcext:value-type="float">
            <text:p>0.9835422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3867165" calcext:value-type="float">
            <text:p>0.93867165</text:p>
          </table:table-cell>
          <table:table-cell table:style-name="Default" office:value-type="float" office:value="0.06132833" calcext:value-type="float">
            <text:p>0.06132833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81530708" calcext:value-type="float">
            <text:p>0.81530708</text:p>
          </table:table-cell>
          <table:table-cell table:style-name="Default" office:value-type="float" office:value="0.18469293" calcext:value-type="float">
            <text:p>0.18469293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37109789" calcext:value-type="float">
            <text:p>0.37109789</text:p>
          </table:table-cell>
          <table:table-cell table:style-name="Default" office:value-type="float" office:value="0.62890208" calcext:value-type="float">
            <text:p>0.62890208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972545" calcext:value-type="float">
            <text:p>0.00972545</text:p>
          </table:table-cell>
          <table:table-cell table:style-name="Default" office:value-type="float" office:value="0.99027455" calcext:value-type="float">
            <text:p>0.99027455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21582428" calcext:value-type="float">
            <text:p>0.21582428</text:p>
          </table:table-cell>
          <table:table-cell table:style-name="Default" office:value-type="float" office:value="0.78417569" calcext:value-type="float">
            <text:p>0.78417569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324671" calcext:value-type="float">
            <text:p>0.00324671</text:p>
          </table:table-cell>
          <table:table-cell table:style-name="Default" office:value-type="float" office:value="0.99675328" calcext:value-type="float">
            <text:p>0.99675328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8386538" calcext:value-type="float">
            <text:p>0.8386538</text:p>
          </table:table-cell>
          <table:table-cell table:style-name="Default" office:value-type="float" office:value="0.16134618" calcext:value-type="float">
            <text:p>0.16134618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14080256" calcext:value-type="float">
            <text:p>0.14080256</text:p>
          </table:table-cell>
          <table:table-cell table:style-name="Default" office:value-type="float" office:value="0.85919738" calcext:value-type="float">
            <text:p>0.85919738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7267634" calcext:value-type="float">
            <text:p>0.97267634</text:p>
          </table:table-cell>
          <table:table-cell table:style-name="Default" office:value-type="float" office:value="0.02732364" calcext:value-type="float">
            <text:p>0.02732364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8022079" calcext:value-type="float">
            <text:p>0.98022079</text:p>
          </table:table-cell>
          <table:table-cell table:style-name="Default" office:value-type="float" office:value="0.01977921" calcext:value-type="float">
            <text:p>0.01977921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001294" calcext:value-type="float">
            <text:p>0.00001294</text:p>
          </table:table-cell>
          <table:table-cell table:style-name="Default" office:value-type="float" office:value="0.99998701" calcext:value-type="float">
            <text:p>0.99998701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004036" calcext:value-type="float">
            <text:p>0.00004036</text:p>
          </table:table-cell>
          <table:table-cell table:style-name="Default" office:value-type="float" office:value="0.99995959" calcext:value-type="float">
            <text:p>0.99995959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998438" calcext:value-type="float">
            <text:p>0.99998438</text:p>
          </table:table-cell>
          <table:table-cell table:style-name="Default" office:value-type="float" office:value="0.00001559" calcext:value-type="float">
            <text:p>0.00001559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3702901" calcext:value-type="float">
            <text:p>0.3702901</text:p>
          </table:table-cell>
          <table:table-cell table:style-name="Default" office:value-type="float" office:value="0.62970996" calcext:value-type="float">
            <text:p>0.62970996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000001" calcext:value-type="float">
            <text:p>0.0000000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000001" calcext:value-type="float">
            <text:p>0.0000000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952745" calcext:value-type="float">
            <text:p>0.99952745</text:p>
          </table:table-cell>
          <table:table-cell table:style-name="Default" office:value-type="float" office:value="0.00047258" calcext:value-type="float">
            <text:p>0.00047258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85284132" calcext:value-type="float">
            <text:p>0.85284132</text:p>
          </table:table-cell>
          <table:table-cell table:style-name="Default" office:value-type="float" office:value="0.14715865" calcext:value-type="float">
            <text:p>0.14715865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812641" calcext:value-type="float">
            <text:p>0.00812641</text:p>
          </table:table-cell>
          <table:table-cell table:style-name="Default" office:value-type="float" office:value="0.99187356" calcext:value-type="float">
            <text:p>0.99187356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6332186" calcext:value-type="float">
            <text:p>0.96332186</text:p>
          </table:table-cell>
          <table:table-cell table:style-name="Default" office:value-type="float" office:value="0.03667811" calcext:value-type="float">
            <text:p>0.03667811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535048" calcext:value-type="float">
            <text:p>0.99535048</text:p>
          </table:table-cell>
          <table:table-cell table:style-name="Default" office:value-type="float" office:value="0.00464949" calcext:value-type="float">
            <text:p>0.00464949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000162" calcext:value-type="float">
            <text:p>0.00000162</text:p>
          </table:table-cell>
          <table:table-cell table:style-name="Default" office:value-type="float" office:value="0.99999833" calcext:value-type="float">
            <text:p>0.99999833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993312" calcext:value-type="float">
            <text:p>0.99993312</text:p>
          </table:table-cell>
          <table:table-cell table:style-name="Default" office:value-type="float" office:value="0.00006691" calcext:value-type="float">
            <text:p>0.00006691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047437" calcext:value-type="float">
            <text:p>0.00047437</text:p>
          </table:table-cell>
          <table:table-cell table:style-name="Default" office:value-type="float" office:value="0.99952567" calcext:value-type="float">
            <text:p>0.99952567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000926" calcext:value-type="float">
            <text:p>0.00000926</text:p>
          </table:table-cell>
          <table:table-cell table:style-name="Default" office:value-type="float" office:value="0.9999907" calcext:value-type="float">
            <text:p>0.9999907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30045721" calcext:value-type="float">
            <text:p>0.30045721</text:p>
          </table:table-cell>
          <table:table-cell table:style-name="Default" office:value-type="float" office:value="0.69954282" calcext:value-type="float">
            <text:p>0.69954282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127021" calcext:value-type="float">
            <text:p>0.00127021</text:p>
          </table:table-cell>
          <table:table-cell table:style-name="Default" office:value-type="float" office:value="0.99872977" calcext:value-type="float">
            <text:p>0.99872977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78165174" calcext:value-type="float">
            <text:p>0.78165174</text:p>
          </table:table-cell>
          <table:table-cell table:style-name="Default" office:value-type="float" office:value="0.21834832" calcext:value-type="float">
            <text:p>0.21834832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000006" calcext:value-type="float">
            <text:p>0.00000006</text:p>
          </table:table-cell>
          <table:table-cell table:style-name="Default" office:value-type="float" office:value="0.99999988" calcext:value-type="float">
            <text:p>0.99999988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21821138" calcext:value-type="float">
            <text:p>0.21821138</text:p>
          </table:table-cell>
          <table:table-cell table:style-name="Default" office:value-type="float" office:value="0.78178865" calcext:value-type="float">
            <text:p>0.78178865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001027" calcext:value-type="float">
            <text:p>0.00001027</text:p>
          </table:table-cell>
          <table:table-cell table:style-name="Default" office:value-type="float" office:value="0.99998975" calcext:value-type="float">
            <text:p>0.99998975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80552691" calcext:value-type="float">
            <text:p>0.80552691</text:p>
          </table:table-cell>
          <table:table-cell table:style-name="Default" office:value-type="float" office:value="0.19447309" calcext:value-type="float">
            <text:p>0.19447309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62688446" calcext:value-type="float">
            <text:p>0.62688446</text:p>
          </table:table-cell>
          <table:table-cell table:style-name="Default" office:value-type="float" office:value="0.37311554" calcext:value-type="float">
            <text:p>0.37311554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79617316" calcext:value-type="float">
            <text:p>0.79617316</text:p>
          </table:table-cell>
          <table:table-cell table:style-name="Default" office:value-type="float" office:value="0.20382677" calcext:value-type="float">
            <text:p>0.20382677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038489" calcext:value-type="float">
            <text:p>0.00038489</text:p>
          </table:table-cell>
          <table:table-cell table:style-name="Default" office:value-type="float" office:value="0.99961507" calcext:value-type="float">
            <text:p>0.99961507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63570839" calcext:value-type="float">
            <text:p>0.63570839</text:p>
          </table:table-cell>
          <table:table-cell table:style-name="Default" office:value-type="float" office:value="0.3642917" calcext:value-type="float">
            <text:p>0.3642917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883932" calcext:value-type="float">
            <text:p>0.99883932</text:p>
          </table:table-cell>
          <table:table-cell table:style-name="Default" office:value-type="float" office:value="0.00116066" calcext:value-type="float">
            <text:p>0.00116066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69725662" calcext:value-type="float">
            <text:p>0.69725662</text:p>
          </table:table-cell>
          <table:table-cell table:style-name="Default" office:value-type="float" office:value="0.30274341" calcext:value-type="float">
            <text:p>0.30274341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002322" calcext:value-type="float">
            <text:p>0.00002322</text:p>
          </table:table-cell>
          <table:table-cell table:style-name="Default" office:value-type="float" office:value="0.99997675" calcext:value-type="float">
            <text:p>0.99997675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016021" calcext:value-type="float">
            <text:p>0.00016021</text:p>
          </table:table-cell>
          <table:table-cell table:style-name="Default" office:value-type="float" office:value="0.99983978" calcext:value-type="float">
            <text:p>0.99983978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2087969" calcext:value-type="float">
            <text:p>0.2087969</text:p>
          </table:table-cell>
          <table:table-cell table:style-name="Default" office:value-type="float" office:value="0.79120308" calcext:value-type="float">
            <text:p>0.79120308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99541" calcext:value-type="float">
            <text:p>0.9999541</text:p>
          </table:table-cell>
          <table:table-cell table:style-name="Default" office:value-type="float" office:value="0.00004594" calcext:value-type="float">
            <text:p>0.00004594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3384308" calcext:value-type="float">
            <text:p>0.93384308</text:p>
          </table:table-cell>
          <table:table-cell table:style-name="Default" office:value-type="float" office:value="0.06615689" calcext:value-type="float">
            <text:p>0.06615689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4663797" calcext:value-type="float">
            <text:p>0.04663797</text:p>
          </table:table-cell>
          <table:table-cell table:style-name="Default" office:value-type="float" office:value="0.95336205" calcext:value-type="float">
            <text:p>0.95336205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613734" calcext:value-type="float">
            <text:p>0.00613734</text:p>
          </table:table-cell>
          <table:table-cell table:style-name="Default" office:value-type="float" office:value="0.99386263" calcext:value-type="float">
            <text:p>0.99386263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996829" calcext:value-type="float">
            <text:p>0.99996829</text:p>
          </table:table-cell>
          <table:table-cell table:style-name="Default" office:value-type="float" office:value="0.00003167" calcext:value-type="float">
            <text:p>0.00003167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000039" calcext:value-type="float">
            <text:p>0.00000039</text:p>
          </table:table-cell>
          <table:table-cell table:style-name="Default" office:value-type="float" office:value="0.99999964" calcext:value-type="float">
            <text:p>0.99999964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5794114" calcext:value-type="float">
            <text:p>0.05794114</text:p>
          </table:table-cell>
          <table:table-cell table:style-name="Default" office:value-type="float" office:value="0.9420588" calcext:value-type="float">
            <text:p>0.9420588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42191863" calcext:value-type="float">
            <text:p>0.42191863</text:p>
          </table:table-cell>
          <table:table-cell table:style-name="Default" office:value-type="float" office:value="0.57808143" calcext:value-type="float">
            <text:p>0.57808143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7015581" calcext:value-type="float">
            <text:p>0.07015581</text:p>
          </table:table-cell>
          <table:table-cell table:style-name="Default" office:value-type="float" office:value="0.9298442" calcext:value-type="float">
            <text:p>0.9298442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774384" calcext:value-type="float">
            <text:p>0.99774384</text:p>
          </table:table-cell>
          <table:table-cell table:style-name="Default" office:value-type="float" office:value="0.00225614" calcext:value-type="float">
            <text:p>0.00225614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03522" calcext:value-type="float">
            <text:p>0.0003522</text:p>
          </table:table-cell>
          <table:table-cell table:style-name="Default" office:value-type="float" office:value="0.99964786" calcext:value-type="float">
            <text:p>0.99964786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005187" calcext:value-type="float">
            <text:p>0.00005187</text:p>
          </table:table-cell>
          <table:table-cell table:style-name="Default" office:value-type="float" office:value="0.99994814" calcext:value-type="float">
            <text:p>0.99994814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32888541" calcext:value-type="float">
            <text:p>0.32888541</text:p>
          </table:table-cell>
          <table:table-cell table:style-name="Default" office:value-type="float" office:value="0.67111456" calcext:value-type="float">
            <text:p>0.67111456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999869" calcext:value-type="float">
            <text:p>0.99999869</text:p>
          </table:table-cell>
          <table:table-cell table:style-name="Default" office:value-type="float" office:value="0.00000135" calcext:value-type="float">
            <text:p>0.00000135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20147677" calcext:value-type="float">
            <text:p>0.20147677</text:p>
          </table:table-cell>
          <table:table-cell table:style-name="Default" office:value-type="float" office:value="0.79852325" calcext:value-type="float">
            <text:p>0.79852325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5118695" calcext:value-type="float">
            <text:p>0.95118695</text:p>
          </table:table-cell>
          <table:table-cell table:style-name="Default" office:value-type="float" office:value="0.04881308" calcext:value-type="float">
            <text:p>0.04881308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48827451" calcext:value-type="float">
            <text:p>0.48827451</text:p>
          </table:table-cell>
          <table:table-cell table:style-name="Default" office:value-type="float" office:value="0.51172549" calcext:value-type="float">
            <text:p>0.51172549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89540178" calcext:value-type="float">
            <text:p>0.89540178</text:p>
          </table:table-cell>
          <table:table-cell table:style-name="Default" office:value-type="float" office:value="0.10459829" calcext:value-type="float">
            <text:p>0.10459829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085211" calcext:value-type="float">
            <text:p>0.00085211</text:p>
          </table:table-cell>
          <table:table-cell table:style-name="Default" office:value-type="float" office:value="0.99914789" calcext:value-type="float">
            <text:p>0.99914789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6976645" calcext:value-type="float">
            <text:p>0.6976645</text:p>
          </table:table-cell>
          <table:table-cell table:style-name="Default" office:value-type="float" office:value="0.30233544" calcext:value-type="float">
            <text:p>0.30233544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1826335" calcext:value-type="float">
            <text:p>0.1826335</text:p>
          </table:table-cell>
          <table:table-cell table:style-name="Default" office:value-type="float" office:value="0.81736654" calcext:value-type="float">
            <text:p>0.81736654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3468124" calcext:value-type="float">
            <text:p>0.3468124</text:p>
          </table:table-cell>
          <table:table-cell table:style-name="Default" office:value-type="float" office:value="0.65318763" calcext:value-type="float">
            <text:p>0.65318763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997497" calcext:value-type="float">
            <text:p>0.99997497</text:p>
          </table:table-cell>
          <table:table-cell table:style-name="Default" office:value-type="float" office:value="0.00002498" calcext:value-type="float">
            <text:p>0.00002498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60535353" calcext:value-type="float">
            <text:p>0.60535353</text:p>
          </table:table-cell>
          <table:table-cell table:style-name="Default" office:value-type="float" office:value="0.39464647" calcext:value-type="float">
            <text:p>0.39464647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000003" calcext:value-type="float">
            <text:p>0.0000000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983305" calcext:value-type="float">
            <text:p>0.0983305</text:p>
          </table:table-cell>
          <table:table-cell table:style-name="Default" office:value-type="float" office:value="0.90166944" calcext:value-type="float">
            <text:p>0.90166944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5867997" calcext:value-type="float">
            <text:p>0.95867997</text:p>
          </table:table-cell>
          <table:table-cell table:style-name="Default" office:value-type="float" office:value="0.04132005" calcext:value-type="float">
            <text:p>0.04132005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5090866" calcext:value-type="float">
            <text:p>0.95090866</text:p>
          </table:table-cell>
          <table:table-cell table:style-name="Default" office:value-type="float" office:value="0.04909129" calcext:value-type="float">
            <text:p>0.04909129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998331" calcext:value-type="float">
            <text:p>0.99998331</text:p>
          </table:table-cell>
          <table:table-cell table:style-name="Default" office:value-type="float" office:value="0.00001665" calcext:value-type="float">
            <text:p>0.00001665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5889535" calcext:value-type="float">
            <text:p>0.5889535</text:p>
          </table:table-cell>
          <table:table-cell table:style-name="Default" office:value-type="float" office:value="0.41104653" calcext:value-type="float">
            <text:p>0.41104653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82961172" calcext:value-type="float">
            <text:p>0.82961172</text:p>
          </table:table-cell>
          <table:table-cell table:style-name="Default" office:value-type="float" office:value="0.17038833" calcext:value-type="float">
            <text:p>0.17038833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38565767" calcext:value-type="float">
            <text:p>0.38565767</text:p>
          </table:table-cell>
          <table:table-cell table:style-name="Default" office:value-type="float" office:value="0.61434227" calcext:value-type="float">
            <text:p>0.61434227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0857929" calcext:value-type="float">
            <text:p>0.90857929</text:p>
          </table:table-cell>
          <table:table-cell table:style-name="Default" office:value-type="float" office:value="0.09142073" calcext:value-type="float">
            <text:p>0.09142073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14208286" calcext:value-type="float">
            <text:p>0.14208286</text:p>
          </table:table-cell>
          <table:table-cell table:style-name="Default" office:value-type="float" office:value="0.85791713" calcext:value-type="float">
            <text:p>0.85791713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52536118" calcext:value-type="float">
            <text:p>0.52536118</text:p>
          </table:table-cell>
          <table:table-cell table:style-name="Default" office:value-type="float" office:value="0.47463879" calcext:value-type="float">
            <text:p>0.47463879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001473" calcext:value-type="float">
            <text:p>0.00001473</text:p>
          </table:table-cell>
          <table:table-cell table:style-name="Default" office:value-type="float" office:value="0.99998522" calcext:value-type="float">
            <text:p>0.99998522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77743345" calcext:value-type="float">
            <text:p>0.77743345</text:p>
          </table:table-cell>
          <table:table-cell table:style-name="Default" office:value-type="float" office:value="0.2225665" calcext:value-type="float">
            <text:p>0.2225665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5528066" calcext:value-type="float">
            <text:p>0.05528066</text:p>
          </table:table-cell>
          <table:table-cell table:style-name="Default" office:value-type="float" office:value="0.94471931" calcext:value-type="float">
            <text:p>0.9447193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951816" calcext:value-type="float">
            <text:p>0.99951816</text:p>
          </table:table-cell>
          <table:table-cell table:style-name="Default" office:value-type="float" office:value="0.00048182" calcext:value-type="float">
            <text:p>0.00048182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35055134" calcext:value-type="float">
            <text:p>0.35055134</text:p>
          </table:table-cell>
          <table:table-cell table:style-name="Default" office:value-type="float" office:value="0.64944869" calcext:value-type="float">
            <text:p>0.64944869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8766762" calcext:value-type="float">
            <text:p>0.98766762</text:p>
          </table:table-cell>
          <table:table-cell table:style-name="Default" office:value-type="float" office:value="0.01233235" calcext:value-type="float">
            <text:p>0.01233235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000001" calcext:value-type="float">
            <text:p>0.0000000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5422762" calcext:value-type="float">
            <text:p>0.5422762</text:p>
          </table:table-cell>
          <table:table-cell table:style-name="Default" office:value-type="float" office:value="0.45772377" calcext:value-type="float">
            <text:p>0.45772377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936455" calcext:value-type="float">
            <text:p>0.99936455</text:p>
          </table:table-cell>
          <table:table-cell table:style-name="Default" office:value-type="float" office:value="0.00063549" calcext:value-type="float">
            <text:p>0.00063549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69041461" calcext:value-type="float">
            <text:p>0.69041461</text:p>
          </table:table-cell>
          <table:table-cell table:style-name="Default" office:value-type="float" office:value="0.30958536" calcext:value-type="float">
            <text:p>0.30958536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000001" calcext:value-type="float">
            <text:p>0.0000000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999905" calcext:value-type="float">
            <text:p>0.99999905</text:p>
          </table:table-cell>
          <table:table-cell table:style-name="Default" office:value-type="float" office:value="0.00000093" calcext:value-type="float">
            <text:p>0.00000093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681177" calcext:value-type="float">
            <text:p>0.00681177</text:p>
          </table:table-cell>
          <table:table-cell table:style-name="Default" office:value-type="float" office:value="0.99318826" calcext:value-type="float">
            <text:p>0.99318826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000103" calcext:value-type="float">
            <text:p>0.00000103</text:p>
          </table:table-cell>
          <table:table-cell table:style-name="Default" office:value-type="float" office:value="0.99999893" calcext:value-type="float">
            <text:p>0.99999893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003516" calcext:value-type="float">
            <text:p>0.00003516</text:p>
          </table:table-cell>
          <table:table-cell table:style-name="Default" office:value-type="float" office:value="0.99996483" calcext:value-type="float">
            <text:p>0.99996483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609345" calcext:value-type="float">
            <text:p>0.99609345</text:p>
          </table:table-cell>
          <table:table-cell table:style-name="Default" office:value-type="float" office:value="0.00390657" calcext:value-type="float">
            <text:p>0.00390657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6267291" calcext:value-type="float">
            <text:p>0.06267291</text:p>
          </table:table-cell>
          <table:table-cell table:style-name="Default" office:value-type="float" office:value="0.93732709" calcext:value-type="float">
            <text:p>0.93732709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003629" calcext:value-type="float">
            <text:p>0.00003629</text:p>
          </table:table-cell>
          <table:table-cell table:style-name="Default" office:value-type="float" office:value="0.99996376" calcext:value-type="float">
            <text:p>0.99996376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000001" calcext:value-type="float">
            <text:p>0.0000000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997365" calcext:value-type="float">
            <text:p>0.99997365</text:p>
          </table:table-cell>
          <table:table-cell table:style-name="Default" office:value-type="float" office:value="0.00002636" calcext:value-type="float">
            <text:p>0.00002636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73267627" calcext:value-type="float">
            <text:p>0.73267627</text:p>
          </table:table-cell>
          <table:table-cell table:style-name="Default" office:value-type="float" office:value="0.2673237" calcext:value-type="float">
            <text:p>0.2673237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700266" calcext:value-type="float">
            <text:p>0.700266</text:p>
          </table:table-cell>
          <table:table-cell table:style-name="Default" office:value-type="float" office:value="0.29973403" calcext:value-type="float">
            <text:p>0.29973403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8767209" calcext:value-type="float">
            <text:p>0.98767209</text:p>
          </table:table-cell>
          <table:table-cell table:style-name="Default" office:value-type="float" office:value="0.01232798" calcext:value-type="float">
            <text:p>0.01232798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000941" calcext:value-type="float">
            <text:p>0.00000941</text:p>
          </table:table-cell>
          <table:table-cell table:style-name="Default" office:value-type="float" office:value="0.99999058" calcext:value-type="float">
            <text:p>0.99999058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003968" calcext:value-type="float">
            <text:p>0.00003968</text:p>
          </table:table-cell>
          <table:table-cell table:style-name="Default" office:value-type="float" office:value="0.9999603" calcext:value-type="float">
            <text:p>0.9999603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99572" calcext:value-type="float">
            <text:p>0.9999572</text:p>
          </table:table-cell>
          <table:table-cell table:style-name="Default" office:value-type="float" office:value="0.00004278" calcext:value-type="float">
            <text:p>0.00004278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018397" calcext:value-type="float">
            <text:p>0.00018397</text:p>
          </table:table-cell>
          <table:table-cell table:style-name="Default" office:value-type="float" office:value="0.999816" calcext:value-type="float">
            <text:p>0.999816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85159028" calcext:value-type="float">
            <text:p>0.85159028</text:p>
          </table:table-cell>
          <table:table-cell table:style-name="Default" office:value-type="float" office:value="0.14840971" calcext:value-type="float">
            <text:p>0.1484097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58856344" calcext:value-type="float">
            <text:p>0.58856344</text:p>
          </table:table-cell>
          <table:table-cell table:style-name="Default" office:value-type="float" office:value="0.41143659" calcext:value-type="float">
            <text:p>0.41143659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2062885" calcext:value-type="float">
            <text:p>0.02062885</text:p>
          </table:table-cell>
          <table:table-cell table:style-name="Default" office:value-type="float" office:value="0.97937119" calcext:value-type="float">
            <text:p>0.97937119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999964" calcext:value-type="float">
            <text:p>0.99999964</text:p>
          </table:table-cell>
          <table:table-cell table:style-name="Default" office:value-type="float" office:value="0.00000041" calcext:value-type="float">
            <text:p>0.0000004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89831871" calcext:value-type="float">
            <text:p>0.89831871</text:p>
          </table:table-cell>
          <table:table-cell table:style-name="Default" office:value-type="float" office:value="0.10168131" calcext:value-type="float">
            <text:p>0.1016813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14074226" calcext:value-type="float">
            <text:p>0.14074226</text:p>
          </table:table-cell>
          <table:table-cell table:style-name="Default" office:value-type="float" office:value="0.85925776" calcext:value-type="float">
            <text:p>0.85925776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6846225" calcext:value-type="float">
            <text:p>0.06846225</text:p>
          </table:table-cell>
          <table:table-cell table:style-name="Default" office:value-type="float" office:value="0.93153775" calcext:value-type="float">
            <text:p>0.93153775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30105194" calcext:value-type="float">
            <text:p>0.30105194</text:p>
          </table:table-cell>
          <table:table-cell table:style-name="Default" office:value-type="float" office:value="0.69894803" calcext:value-type="float">
            <text:p>0.69894803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995708" calcext:value-type="float">
            <text:p>0.99995708</text:p>
          </table:table-cell>
          <table:table-cell table:style-name="Default" office:value-type="float" office:value="0.00004292" calcext:value-type="float">
            <text:p>0.00004292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81099546" calcext:value-type="float">
            <text:p>0.81099546</text:p>
          </table:table-cell>
          <table:table-cell table:style-name="Default" office:value-type="float" office:value="0.18900451" calcext:value-type="float">
            <text:p>0.1890045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5889535" calcext:value-type="float">
            <text:p>0.5889535</text:p>
          </table:table-cell>
          <table:table-cell table:style-name="Default" office:value-type="float" office:value="0.41104653" calcext:value-type="float">
            <text:p>0.41104653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998558" calcext:value-type="float">
            <text:p>0.99998558</text:p>
          </table:table-cell>
          <table:table-cell table:style-name="Default" office:value-type="float" office:value="0.00001444" calcext:value-type="float">
            <text:p>0.0000144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5889535" calcext:value-type="float">
            <text:p>0.5889535</text:p>
          </table:table-cell>
          <table:table-cell table:style-name="Default" office:value-type="float" office:value="0.41104653" calcext:value-type="float">
            <text:p>0.41104653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000006" calcext:value-type="float">
            <text:p>0.00000006</text:p>
          </table:table-cell>
          <table:table-cell table:style-name="Default" office:value-type="float" office:value="0.99999988" calcext:value-type="float">
            <text:p>0.99999988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000024" calcext:value-type="float">
            <text:p>0.00000024</text:p>
          </table:table-cell>
          <table:table-cell table:style-name="Default" office:value-type="float" office:value="0.99999976" calcext:value-type="float">
            <text:p>0.99999976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877699" calcext:value-type="float">
            <text:p>0.9877699</text:p>
          </table:table-cell>
          <table:table-cell table:style-name="Default" office:value-type="float" office:value="0.01223013" calcext:value-type="float">
            <text:p>0.01223013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88091052" calcext:value-type="float">
            <text:p>0.88091052</text:p>
          </table:table-cell>
          <table:table-cell table:style-name="Default" office:value-type="float" office:value="0.11908948" calcext:value-type="float">
            <text:p>0.11908948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995947" calcext:value-type="float">
            <text:p>0.99995947</text:p>
          </table:table-cell>
          <table:table-cell table:style-name="Default" office:value-type="float" office:value="0.00004048" calcext:value-type="float">
            <text:p>0.00004048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999797" calcext:value-type="float">
            <text:p>0.99999797</text:p>
          </table:table-cell>
          <table:table-cell table:style-name="Default" office:value-type="float" office:value="0.00000204" calcext:value-type="float">
            <text:p>0.0000020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93273" calcext:value-type="float">
            <text:p>0.9993273</text:p>
          </table:table-cell>
          <table:table-cell table:style-name="Default" office:value-type="float" office:value="0.00067277" calcext:value-type="float">
            <text:p>0.00067277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289993" calcext:value-type="float">
            <text:p>0.9289993</text:p>
          </table:table-cell>
          <table:table-cell table:style-name="Default" office:value-type="float" office:value="0.07100068" calcext:value-type="float">
            <text:p>0.07100068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47985736" calcext:value-type="float">
            <text:p>0.47985736</text:p>
          </table:table-cell>
          <table:table-cell table:style-name="Default" office:value-type="float" office:value="0.52014261" calcext:value-type="float">
            <text:p>0.5201426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5889535" calcext:value-type="float">
            <text:p>0.5889535</text:p>
          </table:table-cell>
          <table:table-cell table:style-name="Default" office:value-type="float" office:value="0.41104653" calcext:value-type="float">
            <text:p>0.41104653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690199" calcext:value-type="float">
            <text:p>0.99690199</text:p>
          </table:table-cell>
          <table:table-cell table:style-name="Default" office:value-type="float" office:value="0.00309807" calcext:value-type="float">
            <text:p>0.00309807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23115057" calcext:value-type="float">
            <text:p>0.23115057</text:p>
          </table:table-cell>
          <table:table-cell table:style-name="Default" office:value-type="float" office:value="0.76884943" calcext:value-type="float">
            <text:p>0.76884943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85684299" calcext:value-type="float">
            <text:p>0.85684299</text:p>
          </table:table-cell>
          <table:table-cell table:style-name="Default" office:value-type="float" office:value="0.14315698" calcext:value-type="float">
            <text:p>0.14315698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50014657" calcext:value-type="float">
            <text:p>0.50014657</text:p>
          </table:table-cell>
          <table:table-cell table:style-name="Default" office:value-type="float" office:value="0.4998534" calcext:value-type="float">
            <text:p>0.499853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8100543" calcext:value-type="float">
            <text:p>0.98100543</text:p>
          </table:table-cell>
          <table:table-cell table:style-name="Default" office:value-type="float" office:value="0.01899458" calcext:value-type="float">
            <text:p>0.01899458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1293699" calcext:value-type="float">
            <text:p>0.01293699</text:p>
          </table:table-cell>
          <table:table-cell table:style-name="Default" office:value-type="float" office:value="0.98706299" calcext:value-type="float">
            <text:p>0.98706299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24184094" calcext:value-type="float">
            <text:p>0.24184094</text:p>
          </table:table-cell>
          <table:table-cell table:style-name="Default" office:value-type="float" office:value="0.7581591" calcext:value-type="float">
            <text:p>0.758159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020505" calcext:value-type="float">
            <text:p>0.00020505</text:p>
          </table:table-cell>
          <table:table-cell table:style-name="Default" office:value-type="float" office:value="0.99979502" calcext:value-type="float">
            <text:p>0.99979502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12152779" calcext:value-type="float">
            <text:p>0.12152779</text:p>
          </table:table-cell>
          <table:table-cell table:style-name="Default" office:value-type="float" office:value="0.87847215" calcext:value-type="float">
            <text:p>0.87847215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85766464" calcext:value-type="float">
            <text:p>0.85766464</text:p>
          </table:table-cell>
          <table:table-cell table:style-name="Default" office:value-type="float" office:value="0.14233537" calcext:value-type="float">
            <text:p>0.14233537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8914599" calcext:value-type="float">
            <text:p>0.98914599</text:p>
          </table:table-cell>
          <table:table-cell table:style-name="Default" office:value-type="float" office:value="0.01085403" calcext:value-type="float">
            <text:p>0.01085403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8954636" calcext:value-type="float">
            <text:p>0.98954636</text:p>
          </table:table-cell>
          <table:table-cell table:style-name="Default" office:value-type="float" office:value="0.01045361" calcext:value-type="float">
            <text:p>0.0104536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96388" calcext:value-type="float">
            <text:p>0.9996388</text:p>
          </table:table-cell>
          <table:table-cell table:style-name="Default" office:value-type="float" office:value="0.00036115" calcext:value-type="float">
            <text:p>0.00036115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99963" calcext:value-type="float">
            <text:p>0.9999963</text:p>
          </table:table-cell>
          <table:table-cell table:style-name="Default" office:value-type="float" office:value="0.0000037" calcext:value-type="float">
            <text:p>0.0000037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993956" calcext:value-type="float">
            <text:p>0.99993956</text:p>
          </table:table-cell>
          <table:table-cell table:style-name="Default" office:value-type="float" office:value="0.00006038" calcext:value-type="float">
            <text:p>0.00006038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71055734" calcext:value-type="float">
            <text:p>0.71055734</text:p>
          </table:table-cell>
          <table:table-cell table:style-name="Default" office:value-type="float" office:value="0.28944269" calcext:value-type="float">
            <text:p>0.28944269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82210225" calcext:value-type="float">
            <text:p>0.82210225</text:p>
          </table:table-cell>
          <table:table-cell table:style-name="Default" office:value-type="float" office:value="0.17789781" calcext:value-type="float">
            <text:p>0.1778978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8754358" calcext:value-type="float">
            <text:p>0.98754358</text:p>
          </table:table-cell>
          <table:table-cell table:style-name="Default" office:value-type="float" office:value="0.01245643" calcext:value-type="float">
            <text:p>0.01245643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902165" calcext:value-type="float">
            <text:p>0.99902165</text:p>
          </table:table-cell>
          <table:table-cell table:style-name="Default" office:value-type="float" office:value="0.00097838" calcext:value-type="float">
            <text:p>0.00097838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18143651" calcext:value-type="float">
            <text:p>0.18143651</text:p>
          </table:table-cell>
          <table:table-cell table:style-name="Default" office:value-type="float" office:value="0.81856352" calcext:value-type="float">
            <text:p>0.81856352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4312504" calcext:value-type="float">
            <text:p>0.04312504</text:p>
          </table:table-cell>
          <table:table-cell table:style-name="Default" office:value-type="float" office:value="0.95687497" calcext:value-type="float">
            <text:p>0.95687497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56793648" calcext:value-type="float">
            <text:p>0.56793648</text:p>
          </table:table-cell>
          <table:table-cell table:style-name="Default" office:value-type="float" office:value="0.43206352" calcext:value-type="float">
            <text:p>0.43206352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000001" calcext:value-type="float">
            <text:p>0.0000000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61044645" calcext:value-type="float">
            <text:p>0.61044645</text:p>
          </table:table-cell>
          <table:table-cell table:style-name="Default" office:value-type="float" office:value="0.38955355" calcext:value-type="float">
            <text:p>0.38955355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73113382" calcext:value-type="float">
            <text:p>0.73113382</text:p>
          </table:table-cell>
          <table:table-cell table:style-name="Default" office:value-type="float" office:value="0.26886627" calcext:value-type="float">
            <text:p>0.26886627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73367292" calcext:value-type="float">
            <text:p>0.73367292</text:p>
          </table:table-cell>
          <table:table-cell table:style-name="Default" office:value-type="float" office:value="0.26632702" calcext:value-type="float">
            <text:p>0.26632702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71469" calcext:value-type="float">
            <text:p>0.9971469</text:p>
          </table:table-cell>
          <table:table-cell table:style-name="Default" office:value-type="float" office:value="0.00285305" calcext:value-type="float">
            <text:p>0.00285305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997628" calcext:value-type="float">
            <text:p>0.99997628</text:p>
          </table:table-cell>
          <table:table-cell table:style-name="Default" office:value-type="float" office:value="0.00002367" calcext:value-type="float">
            <text:p>0.00002367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19671759" calcext:value-type="float">
            <text:p>0.19671759</text:p>
          </table:table-cell>
          <table:table-cell table:style-name="Default" office:value-type="float" office:value="0.80328244" calcext:value-type="float">
            <text:p>0.8032824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89217371" calcext:value-type="float">
            <text:p>0.89217371</text:p>
          </table:table-cell>
          <table:table-cell table:style-name="Default" office:value-type="float" office:value="0.10782629" calcext:value-type="float">
            <text:p>0.10782629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5031869" calcext:value-type="float">
            <text:p>0.05031869</text:p>
          </table:table-cell>
          <table:table-cell table:style-name="Default" office:value-type="float" office:value="0.94968128" calcext:value-type="float">
            <text:p>0.94968128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999964" calcext:value-type="float">
            <text:p>0.99999964</text:p>
          </table:table-cell>
          <table:table-cell table:style-name="Default" office:value-type="float" office:value="0.00000039" calcext:value-type="float">
            <text:p>0.00000039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37814185" calcext:value-type="float">
            <text:p>0.37814185</text:p>
          </table:table-cell>
          <table:table-cell table:style-name="Default" office:value-type="float" office:value="0.62185818" calcext:value-type="float">
            <text:p>0.62185818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77849078" calcext:value-type="float">
            <text:p>0.77849078</text:p>
          </table:table-cell>
          <table:table-cell table:style-name="Default" office:value-type="float" office:value="0.22150922" calcext:value-type="float">
            <text:p>0.22150922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933308" calcext:value-type="float">
            <text:p>0.99933308</text:p>
          </table:table-cell>
          <table:table-cell table:style-name="Default" office:value-type="float" office:value="0.00066694" calcext:value-type="float">
            <text:p>0.0006669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994755" calcext:value-type="float">
            <text:p>0.99994755</text:p>
          </table:table-cell>
          <table:table-cell table:style-name="Default" office:value-type="float" office:value="0.00005243" calcext:value-type="float">
            <text:p>0.00005243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975437" calcext:value-type="float">
            <text:p>0.99975437</text:p>
          </table:table-cell>
          <table:table-cell table:style-name="Default" office:value-type="float" office:value="0.00024564" calcext:value-type="float">
            <text:p>0.0002456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82499534" calcext:value-type="float">
            <text:p>0.82499534</text:p>
          </table:table-cell>
          <table:table-cell table:style-name="Default" office:value-type="float" office:value="0.17500462" calcext:value-type="float">
            <text:p>0.17500462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4580773" calcext:value-type="float">
            <text:p>0.04580773</text:p>
          </table:table-cell>
          <table:table-cell table:style-name="Default" office:value-type="float" office:value="0.95419228" calcext:value-type="float">
            <text:p>0.95419228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000004" calcext:value-type="float">
            <text:p>0.0000000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4884266" calcext:value-type="float">
            <text:p>0.04884266</text:p>
          </table:table-cell>
          <table:table-cell table:style-name="Default" office:value-type="float" office:value="0.95115727" calcext:value-type="float">
            <text:p>0.95115727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3570778" calcext:value-type="float">
            <text:p>0.03570778</text:p>
          </table:table-cell>
          <table:table-cell table:style-name="Default" office:value-type="float" office:value="0.96429229" calcext:value-type="float">
            <text:p>0.96429229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005322" calcext:value-type="float">
            <text:p>0.00005322</text:p>
          </table:table-cell>
          <table:table-cell table:style-name="Default" office:value-type="float" office:value="0.99994683" calcext:value-type="float">
            <text:p>0.99994683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308653" calcext:value-type="float">
            <text:p>0.00308653</text:p>
          </table:table-cell>
          <table:table-cell table:style-name="Default" office:value-type="float" office:value="0.99691343" calcext:value-type="float">
            <text:p>0.99691343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62828749" calcext:value-type="float">
            <text:p>0.62828749</text:p>
          </table:table-cell>
          <table:table-cell table:style-name="Default" office:value-type="float" office:value="0.37171251" calcext:value-type="float">
            <text:p>0.3717125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20672001" calcext:value-type="float">
            <text:p>0.20672001</text:p>
          </table:table-cell>
          <table:table-cell table:style-name="Default" office:value-type="float" office:value="0.79327995" calcext:value-type="float">
            <text:p>0.79327995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770455" calcext:value-type="float">
            <text:p>0.770455</text:p>
          </table:table-cell>
          <table:table-cell table:style-name="Default" office:value-type="float" office:value="0.22954494" calcext:value-type="float">
            <text:p>0.2295449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34926727" calcext:value-type="float">
            <text:p>0.34926727</text:p>
          </table:table-cell>
          <table:table-cell table:style-name="Default" office:value-type="float" office:value="0.6507327" calcext:value-type="float">
            <text:p>0.6507327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56890005" calcext:value-type="float">
            <text:p>0.56890005</text:p>
          </table:table-cell>
          <table:table-cell table:style-name="Default" office:value-type="float" office:value="0.43109989" calcext:value-type="float">
            <text:p>0.43109989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86297351" calcext:value-type="float">
            <text:p>0.86297351</text:p>
          </table:table-cell>
          <table:table-cell table:style-name="Default" office:value-type="float" office:value="0.13702646" calcext:value-type="float">
            <text:p>0.13702646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975222" calcext:value-type="float">
            <text:p>0.99975222</text:p>
          </table:table-cell>
          <table:table-cell table:style-name="Default" office:value-type="float" office:value="0.00024783" calcext:value-type="float">
            <text:p>0.00024783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0111738" calcext:value-type="float">
            <text:p>0.90111738</text:p>
          </table:table-cell>
          <table:table-cell table:style-name="Default" office:value-type="float" office:value="0.09888258" calcext:value-type="float">
            <text:p>0.09888258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45488501" calcext:value-type="float">
            <text:p>0.45488501</text:p>
          </table:table-cell>
          <table:table-cell table:style-name="Default" office:value-type="float" office:value="0.54511499" calcext:value-type="float">
            <text:p>0.54511499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7932202" calcext:value-type="float">
            <text:p>0.97932202</text:p>
          </table:table-cell>
          <table:table-cell table:style-name="Default" office:value-type="float" office:value="0.02067803" calcext:value-type="float">
            <text:p>0.02067803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4782716" calcext:value-type="float">
            <text:p>0.94782716</text:p>
          </table:table-cell>
          <table:table-cell table:style-name="Default" office:value-type="float" office:value="0.05217277" calcext:value-type="float">
            <text:p>0.05217277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0001" calcext:value-type="float">
            <text:p>0.000001</text:p>
          </table:table-cell>
          <table:table-cell table:style-name="Default" office:value-type="float" office:value="0.99999905" calcext:value-type="float">
            <text:p>0.99999905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679726" calcext:value-type="float">
            <text:p>0.99679726</text:p>
          </table:table-cell>
          <table:table-cell table:style-name="Default" office:value-type="float" office:value="0.00320272" calcext:value-type="float">
            <text:p>0.00320272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00264" calcext:value-type="float">
            <text:p>0.0000264</text:p>
          </table:table-cell>
          <table:table-cell table:style-name="Default" office:value-type="float" office:value="0.99997365" calcext:value-type="float">
            <text:p>0.99997365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078534" calcext:value-type="float">
            <text:p>0.00078534</text:p>
          </table:table-cell>
          <table:table-cell table:style-name="Default" office:value-type="float" office:value="0.99921465" calcext:value-type="float">
            <text:p>0.99921465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889083" calcext:value-type="float">
            <text:p>0.00889083</text:p>
          </table:table-cell>
          <table:table-cell table:style-name="Default" office:value-type="float" office:value="0.99110913" calcext:value-type="float">
            <text:p>0.99110913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859673" calcext:value-type="float">
            <text:p>0.99859673</text:p>
          </table:table-cell>
          <table:table-cell table:style-name="Default" office:value-type="float" office:value="0.00140327" calcext:value-type="float">
            <text:p>0.00140327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026686" calcext:value-type="float">
            <text:p>0.99026686</text:p>
          </table:table-cell>
          <table:table-cell table:style-name="Default" office:value-type="float" office:value="0.00973312" calcext:value-type="float">
            <text:p>0.00973312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12150072" calcext:value-type="float">
            <text:p>0.12150072</text:p>
          </table:table-cell>
          <table:table-cell table:style-name="Default" office:value-type="float" office:value="0.87849933" calcext:value-type="float">
            <text:p>0.87849933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5053674" calcext:value-type="float">
            <text:p>0.5053674</text:p>
          </table:table-cell>
          <table:table-cell table:style-name="Default" office:value-type="float" office:value="0.49463254" calcext:value-type="float">
            <text:p>0.4946325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999976" calcext:value-type="float">
            <text:p>0.99999976</text:p>
          </table:table-cell>
          <table:table-cell table:style-name="Default" office:value-type="float" office:value="0.0000003" calcext:value-type="float">
            <text:p>0.0000003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77976942" calcext:value-type="float">
            <text:p>0.77976942</text:p>
          </table:table-cell>
          <table:table-cell table:style-name="Default" office:value-type="float" office:value="0.22023058" calcext:value-type="float">
            <text:p>0.22023058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57681733" calcext:value-type="float">
            <text:p>0.57681733</text:p>
          </table:table-cell>
          <table:table-cell table:style-name="Default" office:value-type="float" office:value="0.42318264" calcext:value-type="float">
            <text:p>0.4231826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999988" calcext:value-type="float">
            <text:p>0.99999988</text:p>
          </table:table-cell>
          <table:table-cell table:style-name="Default" office:value-type="float" office:value="0.00000008" calcext:value-type="float">
            <text:p>0.00000008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74981964" calcext:value-type="float">
            <text:p>0.74981964</text:p>
          </table:table-cell>
          <table:table-cell table:style-name="Default" office:value-type="float" office:value="0.25018036" calcext:value-type="float">
            <text:p>0.25018036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977523" calcext:value-type="float">
            <text:p>0.99977523</text:p>
          </table:table-cell>
          <table:table-cell table:style-name="Default" office:value-type="float" office:value="0.00022483" calcext:value-type="float">
            <text:p>0.00022483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997878" calcext:value-type="float">
            <text:p>0.99997878</text:p>
          </table:table-cell>
          <table:table-cell table:style-name="Default" office:value-type="float" office:value="0.00002117" calcext:value-type="float">
            <text:p>0.00002117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63585126" calcext:value-type="float">
            <text:p>0.63585126</text:p>
          </table:table-cell>
          <table:table-cell table:style-name="Default" office:value-type="float" office:value="0.36414871" calcext:value-type="float">
            <text:p>0.3641487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996507" calcext:value-type="float">
            <text:p>0.99996507</text:p>
          </table:table-cell>
          <table:table-cell table:style-name="Default" office:value-type="float" office:value="0.00003497" calcext:value-type="float">
            <text:p>0.00003497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1430277" calcext:value-type="float">
            <text:p>0.91430277</text:p>
          </table:table-cell>
          <table:table-cell table:style-name="Default" office:value-type="float" office:value="0.08569723" calcext:value-type="float">
            <text:p>0.08569723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7889995" calcext:value-type="float">
            <text:p>0.7889995</text:p>
          </table:table-cell>
          <table:table-cell table:style-name="Default" office:value-type="float" office:value="0.21100047" calcext:value-type="float">
            <text:p>0.21100047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88692552" calcext:value-type="float">
            <text:p>0.88692552</text:p>
          </table:table-cell>
          <table:table-cell table:style-name="Default" office:value-type="float" office:value="0.11307453" calcext:value-type="float">
            <text:p>0.11307453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972886" calcext:value-type="float">
            <text:p>0.99972886</text:p>
          </table:table-cell>
          <table:table-cell table:style-name="Default" office:value-type="float" office:value="0.00027111" calcext:value-type="float">
            <text:p>0.0002711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51076496" calcext:value-type="float">
            <text:p>0.51076496</text:p>
          </table:table-cell>
          <table:table-cell table:style-name="Default" office:value-type="float" office:value="0.48923504" calcext:value-type="float">
            <text:p>0.4892350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070819" calcext:value-type="float">
            <text:p>0.00070819</text:p>
          </table:table-cell>
          <table:table-cell table:style-name="Default" office:value-type="float" office:value="0.99929178" calcext:value-type="float">
            <text:p>0.99929178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39255759" calcext:value-type="float">
            <text:p>0.39255759</text:p>
          </table:table-cell>
          <table:table-cell table:style-name="Default" office:value-type="float" office:value="0.60744244" calcext:value-type="float">
            <text:p>0.6074424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9479" calcext:value-type="float">
            <text:p>0.999479</text:p>
          </table:table-cell>
          <table:table-cell table:style-name="Default" office:value-type="float" office:value="0.00052106" calcext:value-type="float">
            <text:p>0.00052106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6801275" calcext:value-type="float">
            <text:p>0.6801275</text:p>
          </table:table-cell>
          <table:table-cell table:style-name="Default" office:value-type="float" office:value="0.31987253" calcext:value-type="float">
            <text:p>0.31987253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000051" calcext:value-type="float">
            <text:p>0.00000051</text:p>
          </table:table-cell>
          <table:table-cell table:style-name="Default" office:value-type="float" office:value="0.99999952" calcext:value-type="float">
            <text:p>0.99999952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83001798" calcext:value-type="float">
            <text:p>0.83001798</text:p>
          </table:table-cell>
          <table:table-cell table:style-name="Default" office:value-type="float" office:value="0.16998211" calcext:value-type="float">
            <text:p>0.1699821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5889535" calcext:value-type="float">
            <text:p>0.5889535</text:p>
          </table:table-cell>
          <table:table-cell table:style-name="Default" office:value-type="float" office:value="0.41104653" calcext:value-type="float">
            <text:p>0.41104653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000001" calcext:value-type="float">
            <text:p>0.0000000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64993989" calcext:value-type="float">
            <text:p>0.64993989</text:p>
          </table:table-cell>
          <table:table-cell table:style-name="Default" office:value-type="float" office:value="0.35006008" calcext:value-type="float">
            <text:p>0.35006008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82884765" calcext:value-type="float">
            <text:p>0.82884765</text:p>
          </table:table-cell>
          <table:table-cell table:style-name="Default" office:value-type="float" office:value="0.17115235" calcext:value-type="float">
            <text:p>0.17115235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706119" calcext:value-type="float">
            <text:p>0.99706119</text:p>
          </table:table-cell>
          <table:table-cell table:style-name="Default" office:value-type="float" office:value="0.00293879" calcext:value-type="float">
            <text:p>0.00293879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000005" calcext:value-type="float">
            <text:p>0.00000005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816823" calcext:value-type="float">
            <text:p>0.99816823</text:p>
          </table:table-cell>
          <table:table-cell table:style-name="Default" office:value-type="float" office:value="0.00183177" calcext:value-type="float">
            <text:p>0.00183177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86791044" calcext:value-type="float">
            <text:p>0.86791044</text:p>
          </table:table-cell>
          <table:table-cell table:style-name="Default" office:value-type="float" office:value="0.13208959" calcext:value-type="float">
            <text:p>0.13208959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7447471" calcext:value-type="float">
            <text:p>0.7447471</text:p>
          </table:table-cell>
          <table:table-cell table:style-name="Default" office:value-type="float" office:value="0.25525293" calcext:value-type="float">
            <text:p>0.25525293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999988" calcext:value-type="float">
            <text:p>0.99999988</text:p>
          </table:table-cell>
          <table:table-cell table:style-name="Default" office:value-type="float" office:value="0.00000012" calcext:value-type="float">
            <text:p>0.00000012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269586" calcext:value-type="float">
            <text:p>0.00269586</text:p>
          </table:table-cell>
          <table:table-cell table:style-name="Default" office:value-type="float" office:value="0.99730408" calcext:value-type="float">
            <text:p>0.99730408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6532691" calcext:value-type="float">
            <text:p>0.96532691</text:p>
          </table:table-cell>
          <table:table-cell table:style-name="Default" office:value-type="float" office:value="0.03467313" calcext:value-type="float">
            <text:p>0.03467313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9952221" calcext:value-type="float">
            <text:p>0.99952221</text:p>
          </table:table-cell>
          <table:table-cell table:style-name="Default" office:value-type="float" office:value="0.00047782" calcext:value-type="float">
            <text:p>0.00047782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97503811" calcext:value-type="float">
            <text:p>0.97503811</text:p>
          </table:table-cell>
          <table:table-cell table:style-name="Default" office:value-type="float" office:value="0.02496183" calcext:value-type="float">
            <text:p>0.02496183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051227" calcext:value-type="float">
            <text:p>0.00051227</text:p>
          </table:table-cell>
          <table:table-cell table:style-name="Default" office:value-type="float" office:value="0.99948776" calcext:value-type="float">
            <text:p>0.99948776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10"/>
        </table:table-row>
        <table:table-row table:style-name="ro1" table:number-rows-repeated="698">
          <table:table-cell/>
          <table:table-cell table:style-name="Default" table:number-columns-repeated="2"/>
          <table:table-cell/>
          <table:table-cell table:style-name="ce3"/>
          <table:table-cell table:number-columns-repeated="10"/>
        </table:table-row>
        <table:table-row table:style-name="ro1" table:number-rows-repeated="1047574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J1:Sheet1.K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number:number-style style:name="N127">
      <number:number number:decimal-places="6" loext:min-decimal-places="6" number:min-integer-digits="1" number:grouping="true"/>
    </number:number-style>
    <number:number-style style:name="N128">
      <number:number number:decimal-places="7" loext:min-decimal-places="7" number:min-integer-digits="1" number:grouping="true"/>
    </number:number-style>
    <number:number-style style:name="N129">
      <number:number number:decimal-places="8" loext:min-decimal-places="8" number:min-integer-digits="1" number:grouping="true"/>
    </number:number-style>
    <number:number-style style:name="N130">
      <number:number number:decimal-places="9" loext:min-decimal-places="9" number:min-integer-digits="1" number:grouping="true"/>
    </number:number-style>
    <number:number-style style:name="N131">
      <number:number number:decimal-places="1" loext:min-decimal-places="1" number:min-integer-digits="1" number:grouping="true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/00/0000</text:date>, <text:time style:data-style-name="N2" text:time-value="19:05:36.4528606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07:54:42.525809402</meta:creation-date>
    <dc:date>2017-12-05T19:13:16.846803324</dc:date>
    <meta:editing-duration>PT16M20S</meta:editing-duration>
    <meta:editing-cycles>5</meta:editing-cycles>
    <meta:generator>LibreOffice/5.1.6.2$Linux_X86_64 LibreOffice_project/10m0$Build-2</meta:generator>
    <meta:document-statistic meta:table-count="1" meta:cell-count="1220" meta:object-count="0"/>
  </office:meta>
</office:document-meta>
</file>